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Heading_20_1">
      <style:text-properties fo:color="#ff0000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Heading_20_3">
      <style:text-properties fo:color="#008000"/>
    </style:style>
    <style:style style:name="T1" style:family="text">
      <style:text-properties fo:color="#000000"/>
    </style:style>
    <style:style style:name="T2" style:family="text">
      <style:text-properties fo:color="#800080"/>
    </style:style>
    <style:style style:name="T3" style:family="text">
      <style:text-properties fo:color="#008000"/>
    </style:style>
    <style:style style:name="T4" style:family="text">
      <style:text-properties fo:color="#0000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://www.cnblogs.com/JavaTechLover/archive/2012/12/22/2828970.html">Fedora 安装 Chrome</text:a> </text:h>
      <text:section text:style-name="Sect1" text:name="cnblogs_post_body">
        <text:p text:style-name="Text_20_body">Steps:</text:p>
        <text:p text:style-name="Text_20_body">yum install redhat-lsb<text:line-break/>yum install wget<text:line-break/>yum install libXScrnSaver</text:p>
        <text:h text:style-name="Heading_20_2" text:outline-level="2">Enable Google YUM repository</text:h>
        <text:p text:style-name="Text_20_body">Add following to <text:span text:style-name="Emphasis">/etc/yum.repos.d/google-chrome.repo</text:span> file:<text:line-break/>32-bit</text:p>
        <text:p text:style-name="Text_20_body"><draw:a xlink:type="simple" xlink:href="javascript:void(0);"><draw:frame draw:style-name="fr1" draw:name="graphics1" text:anchor-type="as-char" svg:width="0.2291in" svg:height="0.2291in" draw:z-index="0"><draw:image xlink:href="http://common.cnblogs.com/images/copycode.gif" xlink:type="simple" xlink:show="embed" xlink:actuate="onLoad"/><svg:title>复制代码</svg:title></draw:frame></draw:a></text:p>
        <text:p text:style-name="Preformatted_20_Text">[google-<text:span text:style-name="T1">chrome]</text:span></text:p>
        <text:p text:style-name="Preformatted_20_Text"><text:span text:style-name="T1">name</text:span>=google-chrome - <text:span text:style-name="T2">32</text:span>-<text:span text:style-name="T1">bit</text:span></text:p>
        <text:p text:style-name="Preformatted_20_Text"><text:span text:style-name="T1">baseurl</text:span>=http:<text:span text:style-name="T3">//dl.google.com/linux/chrome/rpm/stable/i386</text:span></text:p>
        <text:p text:style-name="Preformatted_20_Text">enabled=<text:span text:style-name="T2">1</text:span></text:p>
        <text:p text:style-name="Preformatted_20_Text"><text:span text:style-name="T1">gpgcheck</text:span>=<text:span text:style-name="T2">1</text:span></text:p>
        <text:p text:style-name="P4"><text:span text:style-name="T1">gpgkey</text:span>=https:<text:span text:style-name="T3">//dl-ssl.google.com/linux/linux_signing_key.pub</text:span></text:p>
        <text:p text:style-name="Text_20_body"><draw:a xlink:type="simple" xlink:href="javascript:void(0);"><draw:frame draw:style-name="fr1" draw:name="graphics2" text:anchor-type="as-char" svg:width="0.2291in" svg:height="0.2291in" draw:z-index="1"><draw:image xlink:href="http://common.cnblogs.com/images/copycode.gif" xlink:type="simple" xlink:show="embed" xlink:actuate="onLoad"/><svg:title>复制代码</svg:title></draw:frame></draw:a></text:p>
        <text:p text:style-name="Text_20_body">64-bit</text:p>
        <text:p text:style-name="P1">按 Ctrl+C 复制代码</text:p>
        <text:p text:style-name="Text_20_body">按 Ctrl+C 复制代码</text:p>
        <text:p text:style-name="Text_20_body"><text:span text:style-name="Strong_20_Emphasis">Note: Both 32-bit and 64-bit repos can be placed in the same file.</text:span></text:p>
        <text:h text:style-name="P2" text:outline-level="1">Install Google Chrome with YUM (as root user)</text:h>
        <text:h text:style-name="P5" text:outline-level="3">Install Google Chrome Stable Version</text:h>
        <text:p text:style-name="P3">## Install Google Chrome Stable version ##</text:p>
        <text:p text:style-name="P4"><text:span text:style-name="T4">yum</text:span> <text:span text:style-name="T4">install</text:span> google-chrome-stable</text:p>
        <text:h text:style-name="P5" text:outline-level="3">Install Google Chrome Beta Version</text:h>
        <text:p text:style-name="P3">## Install Google Chrome Beta version ##</text:p>
        <text:p text:style-name="P4"><text:span text:style-name="T4">yum</text:span> <text:span text:style-name="T4">install</text:span> google-chrome-beta</text:p>
        <text:h text:style-name="P5" text:outline-level="3">Install Google Chrome Unstable Version</text:h>
        <text:p text:style-name="P3">## Install Google Chrome Unstable version ##</text:p>
        <text:p text:style-name="P4"><text:span text:style-name="T4">yum</text:span> <text:span text:style-name="T4">install</text:span> google-chrome-unstable</text:p>
        <text:p text:style-name="Text_20_body"><text:soft-page-break/> 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5:40:12.162001147</meta:creation-date>
    <dc:date>2014-06-19T15:40:46.874976907</dc:date>
    <meta:editing-duration>P0D</meta:editing-duration>
    <meta:editing-cycles>1</meta:editing-cycles>
    <meta:document-statistic meta:table-count="0" meta:image-count="2" meta:object-count="0" meta:page-count="2" meta:paragraph-count="28" meta:word-count="111" meta:character-count="833" meta:non-whitespace-character-count="752"/>
    <meta:generator>LibreOffice/4.1.3.2$Linux_X86_64 LibreOffice_project/410$Build-2</meta:generator>
  </office:meta>
</office:document-meta>
</file>